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5cm"/>
    </style:style>
    <style:style style:name="gr3" style:family="graphic" style:parent-style-name="standard">
      <style:graphic-properties draw:stroke="none" svg:stroke-color="#000000" draw:fill="none" draw:fill-color="#ffffff" fo:min-height="1cm"/>
    </style:style>
    <style:style style:name="gr4" style:family="graphic" style:parent-style-name="standard">
      <style:graphic-properties draw:stroke="none" svg:stroke-color="#000000" draw:fill="none" draw:fill-color="#ffffff" fo:min-height="8.25cm"/>
    </style:style>
    <style:style style:name="gr5" style:family="graphic" style:parent-style-name="standard">
      <style:graphic-properties draw:stroke="none" svg:stroke-color="#000000" draw:fill="none" draw:fill-color="#ffffff" fo:min-height="11cm"/>
    </style:style>
    <style:style style:name="P1" style:family="paragraph">
      <style:paragraph-properties fo:text-align="center"/>
    </style:style>
    <style:style style:name="P2" style:family="paragraph">
      <style:paragraph-properties fo:margin-left="0cm" fo:margin-right="0cm" fo:text-align="center" fo:text-indent="0cm"/>
      <style:text-properties fo:font-family="'Californian FB'" style:font-family-generic="roman" style:font-pitch="variable" fo:font-size="10pt" fo:font-weight="bold"/>
    </style:style>
    <style:style style:name="P3" style:family="paragraph">
      <style:paragraph-properties fo:margin-left="0cm" fo:margin-right="0cm" fo:text-align="justify" fo:text-indent="0cm"/>
      <style:text-properties fo:font-family="'Californian FB'" style:font-family-generic="roman" style:font-pitch="variable" fo:font-size="10pt" fo:font-weight="bold"/>
    </style:style>
    <style:style style:name="P4" style:family="paragraph">
      <style:paragraph-properties fo:margin-left="0cm" fo:margin-right="0cm" fo:text-indent="0cm"/>
      <style:text-properties fo:font-family="'Californian FB'" style:font-family-generic="roman" style:font-pitch="variable" fo:font-weight="bold"/>
    </style:style>
    <style:style style:name="P5" style:family="paragraph">
      <style:paragraph-properties fo:margin-left="0cm" fo:margin-right="0cm" fo:text-align="justify" fo:text-indent="0cm"/>
      <style:text-properties fo:font-family="'Californian FB'" style:font-family-generic="roman" style:font-pitch="variable" fo:font-size="8pt"/>
    </style:style>
    <style:style style:name="P6" style:family="paragraph">
      <style:paragraph-properties fo:margin-left="0cm" fo:margin-right="0cm" fo:text-align="justify" fo:text-indent="0cm"/>
      <style:text-properties fo:font-family="'Californian FB'" style:font-family-generic="roman" style:font-pitch="variable" fo:font-size="7pt"/>
    </style:style>
    <style:style style:name="T1" style:family="text">
      <style:text-properties fo:font-family="'Californian FB'" style:font-family-generic="roman" style:font-pitch="variable" fo:font-size="10pt" fo:font-weight="bold"/>
    </style:style>
    <style:style style:name="T2" style:family="text">
      <style:text-properties fo:font-family="'Californian FB'" style:font-family-generic="roman" style:font-pitch="variable" fo:font-weight="bold"/>
    </style:style>
    <style:style style:name="T3" style:family="text">
      <style:text-properties fo:font-family="'Californian FB'" style:font-family-generic="roman" style:font-pitch="variable" fo:font-size="8pt"/>
    </style:style>
    <style:style style:name="T4" style:family="text">
      <style:text-properties fo:font-family="'Californian FB'" style:font-family-generic="roman" style:font-pitch="variable"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28.99cm" svg:height="19.528cm" svg:x="0.339cm" svg:y="0.169cm">
          <draw:image xlink:href="../../../Temp/Plaquette%20retouch%C3%A9e%20%5BRecto%5D.JPG" xlink:type="simple" xlink:show="embed" xlink:actuate="onLoad">
            <text:p/>
          </draw:image>
        </draw:frame>
      </draw:page>
      <draw:page draw:name="page2" draw:style-name="dp1" draw:master-page-name="Standard">
        <office:forms form:automatic-focus="false" form:apply-design-mode="false"/>
        <draw:frame draw:style-name="gr1" draw:text-style-name="P1" draw:layer="layout" svg:width="28.99cm" svg:height="19.528cm" svg:x="0.339cm" svg:y="0.169cm">
          <draw:image xlink:href="../../../Temp/plaquette02.jpg" xlink:type="simple" xlink:show="embed" xlink:actuate="onLoad">
            <text:p/>
          </draw:image>
        </draw:frame>
        <draw:frame draw:style-name="gr2" draw:text-style-name="P3" draw:layer="layout" svg:width="7cm" svg:height="3.065cm" svg:x="3.339cm" svg:y="3.669cm">
          <draw:text-box>
            <text:p text:style-name="P2"><text:span text:style-name="T1">Moonlight Cove se situe sur la côte pacifique, face à Antonio Bay, 68 miles au nord de San Francisco.</text:span></text:p>
            <text:p text:style-name="P2"><text:span text:style-name="T1">Venez y découvrir le charme de ses plages, profitez de son climat exceptionnel et dégustez ses spécialités de crevettes et fruits de mer.</text:span></text:p>
          </draw:text-box>
        </draw:frame>
        <draw:frame draw:style-name="gr3" draw:text-style-name="P4" draw:layer="layout" svg:width="12.6cm" svg:height="1.25cm" svg:x="15.739cm" svg:y="0.669cm">
          <draw:text-box>
            <text:p text:style-name="P4"><text:span text:style-name="T2">MOONLIGHT COVE – 200 ans d' Evolution</text:span></text:p>
          </draw:text-box>
        </draw:frame>
        <draw:frame draw:style-name="gr4" draw:text-style-name="P5" draw:layer="layout" svg:width="6.5cm" svg:height="8.5cm" svg:x="15.339cm" svg:y="11.169cm">
          <draw:text-box>
            <text:p text:style-name="P5"><text:span text:style-name="T3"><text:tab/></text:span><text:span text:style-name="T3">Avant 1775, les indiens Miwok et Pomo étaient les seuls habitants des montagnes et vallées côtières que nous connaissons aujourd'hui sous le nom de «Comté de Sonoma». Leur mode de vie paisible suivait le rythme des saisons. Ils parcouraient la région, pratiquant la chasse et la cueillette et tiraient leur subsistance de la mer et des rivières. Les choses changèrent, pour la première fois depuis des centaines d'années, lorsque des marins blancs approchèrent de la côte.</text:span></text:p>
            <text:p text:style-name="P5"><text:span text:style-name="T3"/></text:p>
            <text:p text:style-name="P5"><text:span text:style-name="T3"><text:tab/></text:span><text:span text:style-name="T3">La corvette espagnol «Sonora», dirigée par le capitaine Don Antonio Francisco de la Luna y Quadra Mollineda, lequel était accompagné d'un groupe d'explorateurs, jeta l'ancre à l'embouchure de Tomales Bay, au Sud d'Antonio Bay. Le récit de ce premier contact nous est parvenu sous forme d'un journal tenu par l'un des membres de la compagnie.</text:span></text:p>
            <text:p text:style-name="P5"><text:span text:style-name="T3"/></text:p>
            <text:p text:style-name="P5"><text:span text:style-name="T3"><text:tab/></text:span><text:span text:style-name="T3">Dès le milieu du XVIème siècle, les espagnols revendiquèrent de vastes territoires au nom de la Couronne d'Espagne et construisirent les Légendes de la glorieuse Californie. Partout dans le monde, ces histoires attirèrent de nombreux explorateurs venus de tous les horizons.</text:span></text:p>
          </draw:text-box>
        </draw:frame>
        <draw:frame draw:style-name="gr5" draw:text-style-name="P6" draw:layer="layout" svg:width="6.5cm" svg:height="11.25cm" svg:x="22.139cm" svg:y="2.169cm">
          <draw:text-box>
            <text:p text:style-name="P6"><text:span text:style-name="T4"><text:tab/></text:span><text:span text:style-name="T4">Mais ce n'est pas avant le début du XIXème siècle, que les colonies blanches commencent à s'implanter le long de la côte. En 1812, des colons russes commerçants de fourrure, arrivent dans la région à la recherche d'approvisionnement pour leurs colonies du Nord et de nouvelles réserves à loutres. Avec l'aide des tribus indiennes locales, ils construisent Fort Ross, 24 miles au Nord de l'actuel Moonlight Cove.</text:span></text:p>
            <text:p text:style-name="P6"><text:span text:style-name="T4"/></text:p>
            <text:p text:style-name="P6"><text:span text:style-name="T4"><text:tab/></text:span><text:span text:style-name="T4">Au milieu du XIXème siècle, le Mexique gagne son indépendance, face à l'Espagne, et distribue des territoires aux citoyens mexicains et aux soldats. Des centaines de milliers d'acres de terres, le long de la côte et à l'intérieur des vallées, sont ainsi distribués, ce qui représente plus que l'actuel Comté de Sonoma.</text:span></text:p>
            <text:p text:style-name="P6"><text:span text:style-name="T4"/></text:p>
            <text:p text:style-name="P6"><text:span text:style-name="T4"><text:tab/></text:span><text:span text:style-name="T4">L'un de ses colons, le capitaine Stephen Smith, est marié à une péruvienne, Manuela Torres. Ensemble, ils construisent une ferme qu'ils nomment Moonlight Cove, en raison des rayons de lune qui viennent baigner l'endroit lorsque la nuit est dégagée. Leur domaine est bordé par la Russian River (au Nord) et l'Estero Americano (au Sud). Cela correspond à une large portion du Moonlight Cove d'aujourd(hui.</text:span></text:p>
            <text:p text:style-name="P6"><text:span text:style-name="T4"/></text:p>
            <text:p text:style-name="P6"><text:span text:style-name="T4"><text:tab/></text:span><text:span text:style-name="T4">Autour du ranch des Smith, face à Antonio Bay, d'autres fermiers vinrent s'établir, donnant naissance à la petite ville de Moonlight Cove. Le capitaine Smith y construisit, à partir d'éléments de bateau, le premier moulin à vapeur de Californie. Une maquette de cette machine peut d'ailleurs être admirée dans le hall de l'Hôtel de ville.</text:span></text:p>
            <text:p text:style-name="P6"><text:span text:style-name="T4"/></text:p>
            <text:p text:style-name="P6"><text:span text:style-name="T4">Par la suite, Moonlight Cove sut perdurer grâce à ses richesses forestières et sa baie, idéale pour la navigation. La ville prospéra, jusqu'à sa taille la plus importante, au tournant du siècle. Puis cette prospérité s'étiola, jusqu'au nombre de 3000 habitants, la population actuelle de la vil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169cm" fo:margin-bottom="1.303cm" fo:margin-left="0.339cm" fo:margin-right="0.371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Nicolas Gorréguès</meta:initial-creator>
    <meta:creation-date>2008-06-06T22:55:08</meta:creation-date>
    <dc:creator>Nicolas Gorréguès</dc:creator>
    <dc:date>2008-06-06T23:33:11</dc:date>
    <dc:language>fr-FR</dc:language>
    <meta:editing-cycles>4</meta:editing-cycles>
    <meta:editing-duration>PT12M43S</meta:editing-duration>
    <meta:user-defined meta:name="Info 1"/>
    <meta:user-defined meta:name="Info 2"/>
    <meta:user-defined meta:name="Info 3"/>
    <meta:user-defined meta:name="Info 4"/>
    <meta:document-statistic meta:object-count="6"/>
  </office:meta>
</office:document-meta>
</file>